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draw:stroke-dash="Ultrafine_20_Dashed" svg:stroke-width="0.051cm" draw:marker-start-width="0.2cm" draw:marker-end-width="0.2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Ultrafine_20_Dashed" svg:stroke-width="0.051cm" svg:stroke-color="#000000" draw:fill="none" draw:fill-color="#ffffff" fo:min-height="0.335cm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Ultrafine_20_Dashed" svg:stroke-width="0.05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stroke-dash="Ultrafine_20_Dashed" svg:stroke-width="0.051cm" svg:stroke-color="#000000" draw:fill="none" draw:fill-color="#ffffff" fo:min-height="0.81cm" fo:padding-top="0.15cm" fo:padding-bottom="0.15cm" fo:padding-left="0.275cm" fo:padding-right="0.27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stroke-dash="Ultrafine_20_Dashed" svg:stroke-width="0.051cm" svg:stroke-color="#000000" draw:fill="none" draw:fill-color="#ffffff" fo:min-height="0.493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861cm"/>
    </style:style>
    <style:style style:name="gr10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Ultrafine_20_Dashed" svg:stroke-width="0.051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measure" style:list-style-name="L1">
      <style:graphic-properties svg:stroke-width="0.051cm" draw:marker-start-width="0.276cm" draw:marker-end-width="0.276cm" draw:textarea-horizontal-align="center" draw:textarea-vertical-align="middle"/>
    </style:style>
    <style:style style:name="gr16" style:family="graphic" style:parent-style-name="measure" style:list-style-name="L1">
      <style:graphic-properties svg:stroke-width="0.051cm" draw:marker-start-width="0.276cm" draw:marker-end-width="0.276cm" draw:textarea-horizontal-align="center" draw:textarea-vertical-align="middle" draw:start-guide="1.191cm" draw:end-guide="1.191cm"/>
    </style:style>
    <style:style style:name="gr17" style:family="graphic" style:parent-style-name="standard">
      <style:graphic-properties draw:stroke="none" svg:stroke-width="0.051cm" svg:stroke-color="#000000" draw:fill="none" draw:fill-color="#ffffff" fo:min-height="0.476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fill="none" draw:fill-color="#ffffff" fo:min-height="1.27cm" fo:padding-top="0.15cm" fo:padding-bottom="0.15cm" fo:padding-left="0.275cm" fo:padding-right="0.275cm"/>
    </style:style>
    <style:style style:name="gr19" style:family="graphic" style:parent-style-name="measure" style:list-style-name="L1">
      <style:graphic-properties svg:stroke-width="0.051cm" draw:marker-start-width="0.276cm" draw:marker-end-width="0.276cm" draw:textarea-horizontal-align="center" draw:textarea-vertical-align="middle"/>
    </style:style>
    <style:style style:name="gr20" style:family="graphic" style:parent-style-name="measure" style:list-style-name="L1">
      <style:graphic-properties svg:stroke-width="0.051cm" draw:marker-start-width="0.276cm" draw:marker-end-width="0.276cm" draw:textarea-horizontal-align="center" draw:textarea-vertical-align="middle" draw:start-guide="1.191cm" draw:end-guide="1.191cm"/>
    </style:style>
    <style:style style:name="gr21" style:family="graphic" style:parent-style-name="standard">
      <style:graphic-properties svg:stroke-width="0.051cm" draw:fill="solid" draw:fill-color="#ff0000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25cm" draw:marker-start-width="0.161cm" draw:marker-end="Arrow" draw:marker-end-width="0.114cm" draw:textarea-horizontal-align="center" draw:textarea-vertical-align="middle" fo:padding-top="0.137cm" fo:padding-bottom="0.137cm" fo:padding-left="0.262cm" fo:padding-right="0.262cm"/>
    </style:style>
    <style:style style:name="gr23" style:family="graphic" style:parent-style-name="standard">
      <style:graphic-properties svg:stroke-width="0.051cm" svg:stroke-color="#ff0000" draw:fill="solid" draw:fill-color="#ff0000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.051cm" svg:stroke-color="#000000" draw:fill="none" draw:fill-color="#ffffff" fo:min-height="0.953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width="0.051cm" svg:stroke-color="#000000" draw:fill="none" draw:fill-color="#ffffff" fo:min-height="0.556cm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svg:stroke-color="#000000" draw:fill="solid" draw:fill-color="#ff0000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svg:stroke-color="#ff0000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measure" style:list-style-name="L1">
      <style:graphic-properties svg:stroke-width="0.051cm" draw:marker-start-width="0.276cm" draw:marker-end-width="0.276cm" draw:textarea-horizontal-align="center" draw:textarea-vertical-align="middle"/>
    </style:style>
    <style:style style:name="gr29" style:family="graphic" style:parent-style-name="measure" style:list-style-name="L1">
      <style:graphic-properties svg:stroke-width="0.051cm" draw:marker-start-width="0.276cm" draw:marker-end-width="0.276cm" draw:textarea-horizontal-align="center" draw:textarea-vertical-align="middle"/>
    </style:style>
    <style:style style:name="gr30" style:family="graphic" style:parent-style-name="measure" style:list-style-name="L1">
      <style:graphic-properties svg:stroke-width="0.051cm" draw:marker-start-width="0.276cm" draw:marker-end-width="0.276cm" draw:textarea-horizontal-align="center" draw:textarea-vertical-align="middle" draw:start-guide="1.191cm" draw:end-guide="1.191cm"/>
    </style:style>
    <style:style style:name="gr31" style:family="graphic" style:parent-style-name="standard">
      <style:graphic-properties draw:fill="solid" draw:fill-color="#ffffff" draw:textarea-horizontal-align="center" draw:textarea-vertical-align="middle"/>
    </style:style>
    <style:style style:name="gr32" style:family="graphic" style:parent-style-name="objectwithoutfill">
      <style:graphic-properties draw:marker-end="Arrow" draw:fill="none" draw:textarea-horizontal-align="center" draw:textarea-vertical-align="middle"/>
    </style:style>
    <style:style style:name="gr33" style:family="graphic" style:parent-style-name="standard">
      <style:graphic-properties draw:stroke="none" svg:stroke-width="0.051cm" svg:stroke-color="#000000" draw:fill="none" draw:fill-color="#ffffff" fo:min-height="0.434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7.065cm" svg:height="7.065cm" svg:x="3.46cm" svg:y="4.015cm">
          <text:p/>
        </draw:circle>
        <draw:rect draw:style-name="gr2" draw:text-style-name="P1" draw:layer="layout" svg:width="5.08cm" svg:height="1.904cm" svg:x="5.445cm" svg:y="3.539cm">
          <text:p/>
        </draw:rect>
        <draw:frame draw:style-name="gr3" draw:text-style-name="P2" draw:layer="layout" svg:width="5.08cm" svg:height="1.723cm" svg:x="5.445cm" svg:y="3.539cm">
          <draw:text-box>
            <text:p><text:span text:style-name="T1">Give the current time to all timerModules as a number of ticks</text:span></text:p>
          </draw:text-box>
        </draw:frame>
        <draw:rect draw:style-name="gr4" draw:text-style-name="P1" draw:layer="layout" svg:width="7.62cm" svg:height="1.269cm" svg:x="9.413cm" svg:y="6.08cm">
          <text:p/>
        </draw:rect>
        <draw:frame draw:style-name="gr5" draw:text-style-name="P2" draw:layer="layout" svg:width="7.62cm" svg:height="1.249cm" svg:x="9.413cm" svg:y="6.08cm">
          <draw:text-box>
            <text:p><text:span text:style-name="T1">Has someTimer expired?</text:span></text:p>
            <text:p><text:span text:style-name="T1">If so, call user code and return</text:span></text:p>
          </draw:text-box>
        </draw:frame>
        <draw:rect draw:style-name="gr4" draw:text-style-name="P1" draw:layer="layout" svg:width="7.62cm" svg:height="1.269cm" svg:x="9.097cm" svg:y="7.668cm">
          <text:p/>
        </draw:rect>
        <draw:frame draw:style-name="gr5" draw:text-style-name="P2" draw:layer="layout" svg:width="7.62cm" svg:height="1.249cm" svg:x="9.097cm" svg:y="7.668cm">
          <draw:text-box>
            <text:p><text:span text:style-name="T1">Has someOtherTimer expired?</text:span></text:p>
            <text:p><text:span text:style-name="T1">If so, call user code and return</text:span></text:p>
          </draw:text-box>
        </draw:frame>
        <draw:rect draw:style-name="gr4" draw:text-style-name="P1" draw:layer="layout" svg:width="7.62cm" svg:height="1.269cm" svg:x="7.191cm" svg:y="9.573cm">
          <text:p/>
        </draw:rect>
        <draw:frame draw:style-name="gr5" draw:text-style-name="P2" draw:layer="layout" svg:width="7.62cm" svg:height="1.249cm" svg:x="7.191cm" svg:y="9.573cm">
          <draw:text-box>
            <text:p><text:span text:style-name="T1">Has anotherTimer expired?</text:span></text:p>
            <text:p><text:span text:style-name="T1">If so, call user code and return</text:span></text:p>
          </draw:text-box>
        </draw:frame>
        <draw:line draw:style-name="gr6" draw:text-style-name="P1" draw:layer="layout" svg:x1="4.73cm" svg:y1="10.285cm" svg:x2="4.413cm" svg:y2="9.968cm">
          <text:p/>
        </draw:line>
        <draw:frame draw:style-name="gr7" draw:text-style-name="P2" draw:layer="layout" svg:width="2.064cm" svg:height="0.793cm" svg:x="2.111cm" svg:y="5.047cm">
          <draw:text-box>
            <text:p><text:span text:style-name="T1">Loop()</text:span></text:p>
          </draw:text-box>
        </draw:frame>
        <draw:line draw:style-name="gr8" draw:text-style-name="P1" draw:layer="layout" svg:x1="17.033cm" svg:y1="6.556cm" svg:x2="18.461cm" svg:y2="6.556cm">
          <text:p/>
        </draw:line>
        <draw:line draw:style-name="gr8" draw:text-style-name="P1" draw:layer="layout" svg:x1="18.382cm" svg:y1="6.873cm" svg:x2="17.033cm" svg:y2="6.873cm">
          <text:p/>
        </draw:line>
        <draw:line draw:style-name="gr8" draw:text-style-name="P1" draw:layer="layout" svg:x1="16.717cm" svg:y1="8.144cm" svg:x2="18.145cm" svg:y2="8.144cm">
          <text:p/>
        </draw:line>
        <draw:line draw:style-name="gr8" draw:text-style-name="P1" draw:layer="layout" svg:x1="18.066cm" svg:y1="8.461cm" svg:x2="16.717cm" svg:y2="8.461cm">
          <text:p/>
        </draw:line>
        <draw:line draw:style-name="gr8" draw:text-style-name="P1" draw:layer="layout" svg:x1="14.812cm" svg:y1="10.049cm" svg:x2="16.24cm" svg:y2="10.049cm">
          <text:p/>
        </draw:line>
        <draw:line draw:style-name="gr8" draw:text-style-name="P1" draw:layer="layout" svg:x1="16.161cm" svg:y1="10.366cm" svg:x2="14.812cm" svg:y2="10.366cm">
          <text:p/>
        </draw:line>
        <draw:frame draw:style-name="gr9" draw:text-style-name="P3" draw:layer="layout" svg:width="1.667cm" svg:height="1.115cm" svg:x="11.318cm" svg:y="8.461cm">
          <draw:text-box>
            <text:p><text:span text:style-name="T2">...</text:span></text:p>
          </draw:text-box>
        </draw:frame>
        <draw:rect draw:style-name="gr4" draw:text-style-name="P1" draw:layer="layout" svg:width="8.89cm" svg:height="1.269cm" svg:x="7.985cm" svg:y="13.701cm">
          <text:p/>
        </draw:rect>
        <draw:frame draw:style-name="gr3" draw:text-style-name="P2" draw:layer="layout" svg:width="8.89cm" svg:height="1.249cm" svg:x="7.985cm" svg:y="13.701cm">
          <draw:text-box>
            <text:p><text:span text:style-name="T1">Increment the number of ticks.</text:span></text:p>
            <text:p><text:span text:style-name="T1">Do “some rollover operation” if necessary</text:span></text:p>
          </draw:text-box>
        </draw:frame>
        <draw:frame draw:style-name="gr7" draw:text-style-name="P2" draw:layer="layout" svg:width="5.795cm" svg:height="0.793cm" svg:x="2.428cm" svg:y="13.621cm">
          <draw:text-box>
            <text:p><text:span text:style-name="T1">Regular Timer Interrupt</text:span></text:p>
          </draw:text-box>
        </draw:frame>
        <draw:line draw:style-name="gr10" draw:text-style-name="P1" draw:layer="layout" svg:x1="5.524cm" svg:y1="14.335cm" svg:x2="7.984cm" svg:y2="14.335cm">
          <text:p/>
        </draw:line>
        <draw:line draw:style-name="gr11" draw:text-style-name="P1" draw:layer="layout" svg:x1="16.875cm" svg:y1="14.335cm" svg:x2="17.51cm" svg:y2="14.335cm">
          <text:p/>
        </draw:line>
        <draw:line draw:style-name="gr12" draw:text-style-name="P1" draw:layer="layout" svg:x1="17.192cm" svg:y1="14.017cm" svg:x2="17.827cm" svg:y2="14.652cm">
          <text:p/>
        </draw:line>
        <draw:line draw:style-name="gr12" draw:text-style-name="P1" draw:layer="layout" svg:x1="17.192cm" svg:y1="14.652cm" svg:x2="17.827cm" svg:y2="14.017cm">
          <text:p/>
        </draw:line>
      </draw:page>
      <draw:page draw:name="page2" draw:style-name="dp1" draw:master-page-name="Default">
        <draw:line draw:style-name="gr13" draw:text-style-name="P1" draw:layer="layout" svg:x1="6.715cm" svg:y1="8.62cm" svg:x2="17.51cm" svg:y2="8.62cm">
          <text:p/>
        </draw:line>
        <draw:line draw:style-name="gr14" draw:text-style-name="P1" draw:layer="layout" svg:x1="6.715cm" svg:y1="4.81cm" svg:x2="17.51cm" svg:y2="4.81cm">
          <text:p/>
        </draw:line>
        <draw:line draw:style-name="gr14" draw:text-style-name="P1" draw:layer="layout" svg:x1="6.715cm" svg:y1="4.175cm" svg:x2="17.51cm" svg:y2="4.175cm">
          <text:p/>
        </draw:line>
        <draw:line draw:style-name="gr13" draw:text-style-name="P1" draw:layer="layout" svg:x1="7.985cm" svg:y1="8.62cm" svg:x2="10.525cm" svg:y2="4.175cm">
          <text:p/>
        </draw:line>
        <draw:line draw:style-name="gr13" draw:text-style-name="P1" draw:layer="layout" svg:x1="10.525cm" svg:y1="4.175cm" svg:x2="10.525cm" svg:y2="7.985cm">
          <text:p/>
        </draw:line>
        <draw:line draw:style-name="gr13" draw:text-style-name="P1" draw:layer="layout" svg:x1="10.525cm" svg:y1="7.985cm" svg:x2="12.747cm" svg:y2="4.175cm">
          <text:p/>
        </draw:line>
        <draw:line draw:style-name="gr13" draw:text-style-name="P1" draw:layer="layout" svg:x1="10.525cm" svg:y1="4.175cm" svg:x2="10.525cm" svg:y2="7.985cm">
          <text:p/>
        </draw:line>
        <draw:line draw:style-name="gr13" draw:text-style-name="P1" draw:layer="layout" svg:x1="12.748cm" svg:y1="4.175cm" svg:x2="12.748cm" svg:y2="7.985cm">
          <text:p/>
        </draw:line>
        <draw:line draw:style-name="gr13" draw:text-style-name="P1" draw:layer="layout" svg:x1="12.748cm" svg:y1="7.985cm" svg:x2="14.97cm" svg:y2="4.175cm">
          <text:p/>
        </draw:line>
        <draw:line draw:style-name="gr13" draw:text-style-name="P1" draw:layer="layout" svg:x1="14.97cm" svg:y1="4.175cm" svg:x2="14.97cm" svg:y2="7.985cm">
          <text:p/>
        </draw:line>
        <draw:line draw:style-name="gr13" draw:text-style-name="P1" draw:layer="layout" svg:x1="14.97cm" svg:y1="7.985cm" svg:x2="16.24cm" svg:y2="5.841cm">
          <text:p/>
        </draw:line>
        <draw:line draw:style-name="gr13" draw:text-style-name="P1" draw:layer="layout" svg:x1="7.35cm" svg:y1="8.62cm" svg:x2="7.35cm" svg:y2="2.905cm">
          <text:p/>
        </draw:line>
        <draw:measure draw:style-name="gr15" draw:text-style-name="P4" draw:layer="measurelines" svg:x1="6.159cm" svg:y1="8.62cm" svg:x2="6.159cm" svg:y2="4.811cm">
          <text:p text:style-name="P4"><text:span text:style-name="T3">Max Timer</text:span></text:p>
        </draw:measure>
        <draw:measure draw:style-name="gr16" draw:text-style-name="P4" draw:layer="layout" svg:x1="4.968cm" svg:y1="4.81cm" svg:x2="4.968cm" svg:y2="4.175cm">
          <text:p text:style-name="P4"><text:span text:style-name="T3">Max Interval</text:span></text:p>
        </draw:measure>
        <draw:frame draw:style-name="gr17" draw:text-style-name="P5" draw:layer="layout" svg:width="2.693cm" svg:height="0.932cm" draw:transform="rotate (1.5707963267946) translate (6.318cm 3.693cm)">
          <draw:text-box>
            <text:p><text:span text:style-name="T4"><text:s/></text:span><text:span text:style-name="T4">Ticks</text:span></text:p>
          </draw:text-box>
        </draw:frame>
        <draw:frame draw:style-name="gr18" draw:text-style-name="P5" draw:layer="layout" svg:width="4.604cm" svg:height="1.57cm" svg:x="14.731cm" svg:y="8.778cm">
          <draw:text-box>
            <text:p><text:span text:style-name="T4">Actual time</text:span></text:p>
          </draw:text-box>
        </draw:frame>
      </draw:page>
      <draw:page draw:name="page3" draw:style-name="dp1" draw:master-page-name="Default">
        <draw:line draw:style-name="gr13" draw:text-style-name="P1" draw:layer="layout" svg:x1="6.716cm" svg:y1="8.62cm" svg:x2="17.511cm" svg:y2="8.62cm">
          <text:p/>
        </draw:line>
        <draw:line draw:style-name="gr14" draw:text-style-name="P1" draw:layer="layout" svg:x1="6.716cm" svg:y1="4.81cm" svg:x2="17.511cm" svg:y2="4.81cm">
          <text:p/>
        </draw:line>
        <draw:line draw:style-name="gr14" draw:text-style-name="P1" draw:layer="layout" svg:x1="6.716cm" svg:y1="4.175cm" svg:x2="17.511cm" svg:y2="4.175cm">
          <text:p/>
        </draw:line>
        <draw:line draw:style-name="gr13" draw:text-style-name="P1" draw:layer="layout" svg:x1="7.986cm" svg:y1="8.62cm" svg:x2="10.526cm" svg:y2="4.175cm">
          <text:p/>
        </draw:line>
        <draw:line draw:style-name="gr13" draw:text-style-name="P1" draw:layer="layout" svg:x1="10.526cm" svg:y1="4.175cm" svg:x2="10.526cm" svg:y2="7.985cm">
          <text:p/>
        </draw:line>
        <draw:line draw:style-name="gr13" draw:text-style-name="P1" draw:layer="layout" svg:x1="10.526cm" svg:y1="7.985cm" svg:x2="12.748cm" svg:y2="4.175cm">
          <text:p/>
        </draw:line>
        <draw:line draw:style-name="gr13" draw:text-style-name="P1" draw:layer="layout" svg:x1="10.526cm" svg:y1="4.175cm" svg:x2="10.526cm" svg:y2="7.985cm">
          <text:p/>
        </draw:line>
        <draw:line draw:style-name="gr13" draw:text-style-name="P1" draw:layer="layout" svg:x1="12.749cm" svg:y1="4.175cm" svg:x2="12.749cm" svg:y2="7.985cm">
          <text:p/>
        </draw:line>
        <draw:line draw:style-name="gr13" draw:text-style-name="P1" draw:layer="layout" svg:x1="12.749cm" svg:y1="7.985cm" svg:x2="14.971cm" svg:y2="4.175cm">
          <text:p/>
        </draw:line>
        <draw:line draw:style-name="gr13" draw:text-style-name="P1" draw:layer="layout" svg:x1="14.971cm" svg:y1="4.175cm" svg:x2="14.971cm" svg:y2="7.985cm">
          <text:p/>
        </draw:line>
        <draw:line draw:style-name="gr13" draw:text-style-name="P1" draw:layer="layout" svg:x1="14.971cm" svg:y1="7.985cm" svg:x2="16.241cm" svg:y2="5.841cm">
          <text:p/>
        </draw:line>
        <draw:line draw:style-name="gr13" draw:text-style-name="P1" draw:layer="layout" svg:x1="7.351cm" svg:y1="8.62cm" svg:x2="7.351cm" svg:y2="2.905cm">
          <text:p/>
        </draw:line>
        <draw:measure draw:style-name="gr19" draw:text-style-name="P4" draw:layer="layout" svg:x1="6.16cm" svg:y1="8.62cm" svg:x2="6.16cm" svg:y2="4.811cm">
          <text:p text:style-name="P4"><text:span text:style-name="T3">Max Timer</text:span></text:p>
        </draw:measure>
        <draw:measure draw:style-name="gr20" draw:text-style-name="P4" draw:layer="layout" svg:x1="4.969cm" svg:y1="4.81cm" svg:x2="4.969cm" svg:y2="4.175cm">
          <text:p text:style-name="P4"><text:span text:style-name="T3">Max Interval</text:span></text:p>
        </draw:measure>
        <draw:frame draw:style-name="gr18" draw:text-style-name="P5" draw:layer="layout" svg:width="4.604cm" svg:height="1.57cm" svg:x="14.732cm" svg:y="8.778cm">
          <draw:text-box>
            <text:p><text:span text:style-name="T4">Actual time</text:span></text:p>
          </draw:text-box>
        </draw:frame>
        <draw:circle draw:style-name="gr21" draw:text-style-name="P1" draw:layer="layout" svg:width="0.158cm" svg:height="0.158cm" svg:x="8.596cm" svg:y="7.327cm">
          <text:p/>
        </draw:circle>
        <draw:circle draw:style-name="gr21" draw:text-style-name="P1" draw:layer="layout" svg:width="0.158cm" svg:height="0.158cm" svg:x="8.784cm" svg:y="7.016cm">
          <text:p/>
        </draw:circle>
        <draw:circle draw:style-name="gr21" draw:text-style-name="P1" draw:layer="layout" svg:width="0.158cm" svg:height="0.158cm" svg:x="8.448cm" svg:y="7.588cm">
          <text:p/>
        </draw:circle>
        <draw:path draw:style-name="gr22" draw:text-style-name="P1" draw:layer="layout" svg:width="5.948cm" svg:height="0.27cm" draw:transform="rotate (-1.63066112013918) translate (8.92573676839155cm 7.92122699004985cm)" svg:viewBox="0 0 5949 271" svg:d="m0 271c1234-631 4537 82 5949-241">
          <text:p/>
        </draw:path>
        <draw:path draw:style-name="gr22" draw:text-style-name="P1" draw:layer="layout" svg:width="4.892cm" svg:height="0.61cm" draw:transform="rotate (-1.63066112013918) translate (9.4677566020527cm 7.70354662192033cm)" svg:viewBox="0 0 4893 611" svg:d="m0 611c1225-789 3561-293 4893-611">
          <text:p/>
        </draw:path>
        <draw:path draw:style-name="gr22" draw:text-style-name="P1" draw:layer="layout" svg:width="3.502cm" svg:height="1.251cm" draw:transform="rotate (-1.63066112013918) translate (10.2576038144436cm 7.42389676700988cm)" svg:viewBox="0 0 3503 1252" svg:d="m0 1252c982-862 3057-748 3503-1252">
          <text:p/>
        </draw:path>
        <draw:line draw:style-name="gr13" draw:text-style-name="P1" draw:layer="layout" svg:x1="6.715cm" svg:y1="14.97cm" svg:x2="17.51cm" svg:y2="14.97cm">
          <text:p/>
        </draw:line>
        <draw:line draw:style-name="gr13" draw:text-style-name="P1" draw:layer="layout" svg:x1="7.985cm" svg:y1="14.97cm" svg:x2="10.525cm" svg:y2="10.525cm">
          <text:p/>
        </draw:line>
        <draw:line draw:style-name="gr13" draw:text-style-name="P1" draw:layer="layout" svg:x1="7.35cm" svg:y1="14.97cm" svg:x2="7.35cm" svg:y2="9.89cm">
          <text:p/>
        </draw:line>
        <draw:line draw:style-name="gr23" draw:text-style-name="P1" draw:layer="layout" svg:x1="7.35cm" svg:y1="14.97cm" svg:x2="8.54cm" svg:y2="14.97cm">
          <text:p/>
        </draw:line>
        <draw:line draw:style-name="gr23" draw:text-style-name="P1" draw:layer="layout" svg:x1="8.54cm" svg:y1="14.97cm" svg:x2="8.54cm" svg:y2="14.017cm">
          <text:p/>
        </draw:line>
        <draw:line draw:style-name="gr23" draw:text-style-name="P1" draw:layer="layout" svg:x1="9.255cm" svg:y1="14.017cm" svg:x2="9.255cm" svg:y2="12.826cm">
          <text:p/>
        </draw:line>
        <draw:line draw:style-name="gr23" draw:text-style-name="P1" draw:layer="layout" svg:x1="10.207cm" svg:y1="12.747cm" svg:x2="10.207cm" svg:y2="11.159cm">
          <text:p/>
        </draw:line>
        <draw:line draw:style-name="gr23" draw:text-style-name="P1" draw:layer="layout" svg:x1="8.54cm" svg:y1="14.017cm" svg:x2="9.255cm" svg:y2="14.017cm">
          <text:p/>
        </draw:line>
        <draw:line draw:style-name="gr23" draw:text-style-name="P1" draw:layer="layout" svg:x1="9.333cm" svg:y1="12.747cm" svg:x2="10.207cm" svg:y2="12.747cm">
          <text:p/>
        </draw:line>
        <draw:line draw:style-name="gr23" draw:text-style-name="P1" draw:layer="layout" svg:x1="10.286cm" svg:y1="11.08cm" svg:x2="11.16cm" svg:y2="11.08cm">
          <text:p/>
        </draw:line>
        <draw:circle draw:style-name="gr21" draw:text-style-name="P1" draw:layer="layout" svg:width="0.158cm" svg:height="0.158cm" svg:x="9.175cm" svg:y="12.668cm">
          <text:p/>
        </draw:circle>
        <draw:circle draw:style-name="gr21" draw:text-style-name="P1" draw:layer="layout" svg:width="0.158cm" svg:height="0.158cm" svg:x="8.46cm" svg:y="13.938cm">
          <text:p/>
        </draw:circle>
        <draw:line draw:style-name="gr23" draw:text-style-name="P1" draw:layer="layout" svg:x1="10.286cm" svg:y1="11.08cm" svg:x2="11.16cm" svg:y2="11.08cm">
          <text:p/>
        </draw:line>
        <draw:line draw:style-name="gr14" draw:text-style-name="P1" draw:layer="layout" svg:x1="6.716cm" svg:y1="12.43cm" svg:x2="10.366cm" svg:y2="12.43cm">
          <text:p/>
        </draw:line>
        <draw:line draw:style-name="gr14" draw:text-style-name="P1" draw:layer="layout" svg:x1="10.207cm" svg:y1="9.89cm" svg:x2="12.112cm" svg:y2="9.89cm">
          <text:p/>
        </draw:line>
        <draw:path draw:style-name="gr22" draw:text-style-name="P1" draw:layer="layout" svg:width="0.659cm" svg:height="0.913cm" draw:transform="rotate (-1.63066112013918) translate (11.278516497109cm 11.293692963231cm)" svg:viewBox="0 0 660 914" svg:d="m660 0c-148 168-451 425-660 914">
          <text:p/>
        </draw:path>
        <draw:path draw:style-name="gr22" draw:text-style-name="P1" draw:layer="layout" svg:width="0.489cm" svg:height="0.848cm" draw:transform="rotate (-1.63066112013918) translate (11.2424888756444cm 11.911474729644cm)" svg:viewBox="0 0 490 849" svg:d="m42 0c-149 168 122 709 448 849">
          <text:p/>
        </draw:path>
        <draw:frame draw:style-name="gr24" draw:text-style-name="P2" draw:layer="layout" svg:width="7.144cm" svg:height="2.197cm" svg:x="11.001cm" svg:y="12.033cm">
          <draw:text-box>
            <text:p><text:span text:style-name="T1">The count has passed the target threshold, so create a new threshold and generate a service request.</text:span></text:p>
          </draw:text-box>
        </draw:frame>
        <draw:path draw:style-name="gr22" draw:text-style-name="P1" draw:layer="layout" svg:width="0.659cm" svg:height="0.913cm" draw:transform="rotate (-1.63066112013918) translate (13.104516497109cm 10.023692963231cm)" svg:viewBox="0 0 660 914" svg:d="m660 0c-148 168-451 425-660 914">
          <text:p/>
        </draw:path>
        <draw:frame draw:style-name="gr25" draw:text-style-name="P2" draw:layer="layout" svg:width="5.954cm" svg:height="0.856cm" svg:x="12.032cm" svg:y="10.78cm">
          <draw:text-box>
            <text:p><text:span text:style-name="T1">New target threshold</text:span></text:p>
          </draw:text-box>
        </draw:frame>
        <draw:frame draw:style-name="gr17" draw:text-style-name="P5" draw:layer="layout" svg:width="2.693cm" svg:height="0.932cm" draw:transform="rotate (1.5707963267946) translate (6.418cm 3.693cm)">
          <draw:text-box>
            <text:p><text:span text:style-name="T4">Ticks</text:span></text:p>
          </draw:text-box>
        </draw:frame>
        <draw:frame draw:style-name="gr17" draw:text-style-name="P5" draw:layer="layout" svg:width="2.693cm" svg:height="0.932cm" draw:transform="rotate (1.5707963267946) translate (6.397cm 11.789cm)">
          <draw:text-box>
            <text:p><text:span text:style-name="T4">Ticks</text:span></text:p>
          </draw:text-box>
        </draw:frame>
        <draw:frame draw:style-name="gr18" draw:text-style-name="P5" draw:layer="layout" svg:width="4.604cm" svg:height="1.57cm" svg:x="14.751cm" svg:y="15.113cm">
          <draw:text-box>
            <text:p><text:span text:style-name="T4">Actual time</text:span></text:p>
          </draw:text-box>
        </draw:frame>
        <draw:line draw:style-name="gr26" draw:text-style-name="P1" draw:layer="layout" svg:x1="4.571cm" svg:y1="12.43cm" svg:x2="5.445cm" svg:y2="12.43cm">
          <text:p/>
        </draw:line>
        <draw:line draw:style-name="gr23" draw:text-style-name="P1" draw:layer="layout" svg:x1="4.572cm" svg:y1="13.065cm" svg:x2="5.446cm" svg:y2="13.065cm">
          <text:p/>
        </draw:line>
        <draw:frame draw:style-name="gr25" draw:text-style-name="P2" draw:layer="layout" svg:width="3.413cm" svg:height="0.856cm" svg:x="1.079cm" svg:y="12.05cm">
          <draw:text-box>
            <text:p><text:span text:style-name="T1">Counted Ticks</text:span></text:p>
          </draw:text-box>
        </draw:frame>
        <draw:frame draw:style-name="gr25" draw:text-style-name="P2" draw:layer="layout" svg:width="3.413cm" svg:height="0.856cm" svg:x="1.079cm" svg:y="12.668cm">
          <draw:text-box>
            <text:p><text:span text:style-name="T1">Module Ticks</text:span></text:p>
          </draw:text-box>
        </draw:frame>
        <draw:circle draw:style-name="gr21" draw:text-style-name="P1" draw:layer="layout" svg:width="0.158cm" svg:height="0.158cm" svg:x="10.128cm" svg:y="11.001cm">
          <text:p/>
        </draw:circle>
      </draw:page>
      <draw:page draw:name="page4" draw:style-name="dp1" draw:master-page-name="Default">
        <draw:line draw:style-name="gr13" draw:text-style-name="P1" draw:layer="layout" svg:x1="6.715cm" svg:y1="9.89cm" svg:x2="17.51cm" svg:y2="9.89cm">
          <text:p/>
        </draw:line>
        <draw:line draw:style-name="gr14" draw:text-style-name="P1" draw:layer="layout" svg:x1="6.715cm" svg:y1="6.08cm" svg:x2="17.51cm" svg:y2="6.08cm">
          <text:p/>
        </draw:line>
        <draw:line draw:style-name="gr27" draw:text-style-name="P1" draw:layer="layout" svg:x1="7.985cm" svg:y1="9.89cm" svg:x2="10.207cm" svg:y2="6.08cm">
          <text:p/>
        </draw:line>
        <draw:line draw:style-name="gr27" draw:text-style-name="P1" draw:layer="layout" svg:x1="10.286cm" svg:y1="9.89cm" svg:x2="12.191cm" svg:y2="6.715cm">
          <text:p/>
        </draw:line>
        <draw:line draw:style-name="gr27" draw:text-style-name="P1" draw:layer="layout" svg:x1="10.207cm" svg:y1="6.08cm" svg:x2="10.286cm" svg:y2="9.89cm">
          <text:p/>
        </draw:line>
        <draw:line draw:style-name="gr13" draw:text-style-name="P1" draw:layer="layout" svg:x1="7.35cm" svg:y1="9.89cm" svg:x2="7.35cm" svg:y2="4.175cm">
          <text:p/>
        </draw:line>
        <draw:measure draw:style-name="gr28" draw:text-style-name="P4" draw:layer="layout" svg:x1="6.159cm" svg:y1="9.89cm" svg:x2="6.159cm" svg:y2="6.081cm">
          <text:p text:style-name="P4"><text:span text:style-name="T3">Max Timer</text:span></text:p>
        </draw:measure>
        <draw:line draw:style-name="gr14" draw:text-style-name="P1" draw:layer="layout" svg:x1="9.731cm" svg:y1="5.762cm" svg:x2="10.207cm" svg:y2="5.762cm">
          <text:p/>
        </draw:line>
        <draw:line draw:style-name="gr14" draw:text-style-name="P1" draw:layer="layout" svg:x1="10.286cm" svg:y1="9.572cm" svg:x2="12.191cm" svg:y2="9.572cm">
          <text:p/>
        </draw:line>
        <draw:line draw:style-name="gr14" draw:text-style-name="P1" draw:layer="layout" svg:x1="7.905cm" svg:y1="6.238cm" svg:x2="9.81cm" svg:y2="6.238cm">
          <text:p/>
        </draw:line>
        <draw:frame draw:style-name="gr25" draw:text-style-name="P2" draw:layer="layout" svg:width="4.446cm" svg:height="0.856cm" svg:x="2.984cm" svg:y="4.81cm">
          <draw:text-box>
            <text:p><text:span text:style-name="T1">Last threshold</text:span></text:p>
          </draw:text-box>
        </draw:frame>
        <draw:frame draw:style-name="gr25" draw:text-style-name="P2" draw:layer="layout" svg:width="5.954cm" svg:height="0.856cm" svg:x="8.858cm" svg:y="4.175cm">
          <draw:text-box>
            <text:p><text:span text:style-name="T1">Current threshold</text:span></text:p>
          </draw:text-box>
        </draw:frame>
        <draw:path draw:style-name="gr22" draw:text-style-name="P1" draw:layer="layout" svg:width="0.559cm" svg:height="1.305cm" draw:transform="rotate (-1.63066112013918) translate (7.77952837455183cm 5.67860089100325cm)" svg:viewBox="0 0 560 1306" svg:d="m3 1306c-38-634 362-570 557-1306">
          <text:p/>
        </draw:path>
        <draw:path draw:style-name="gr22" draw:text-style-name="P1" draw:layer="layout" svg:width="0.82cm" svg:height="0.427cm" draw:transform="rotate (-1.63066112013918) translate (10.604cm 4.889cm)" svg:viewBox="0 0 821 428" svg:d="m0 0c257 303 331 219 821 428">
          <text:p/>
        </draw:path>
        <draw:path draw:style-name="gr22" draw:text-style-name="P1" draw:layer="layout" svg:width="1.365cm" svg:height="4.181cm" draw:transform="rotate (-1.63066112013918) translate (14.4167218912637cm 5.6685234291989cm)" svg:viewBox="0 0 1366 4182" svg:d="m1366 0c-278 2005-2357 1811-782 4182">
          <text:p/>
        </draw:path>
        <draw:path draw:style-name="gr22" draw:text-style-name="P1" draw:layer="layout" svg:width="1.368cm" svg:height="2.947cm" draw:transform="rotate (-1.63066112013918) translate (15.37499388602cm 8.30253906124323cm)" svg:viewBox="0 0 1369 2948" svg:d="m0 9c1422-165 1312 1988 1369 2939">
          <text:p/>
        </draw:path>
        <draw:frame draw:style-name="gr24" draw:text-style-name="P2" draw:layer="layout" svg:width="7.144cm" svg:height="2.197cm" svg:x="14.255cm" svg:y="6.178cm">
          <draw:text-box>
            <text:p><text:span text:style-name="T1">If the input time is greater than max allowed, subtract the timer interval from the next threshold and from the last serviced</text:span></text:p>
          </draw:text-box>
        </draw:frame>
        <draw:line draw:style-name="gr14" draw:text-style-name="P1" draw:layer="layout" svg:x1="7.985cm" svg:y1="10.048cm" svg:x2="9.89cm" svg:y2="10.048cm">
          <text:p/>
        </draw:line>
        <draw:path draw:style-name="gr22" draw:text-style-name="P1" draw:layer="layout" svg:width="2.168cm" svg:height="5.287cm" draw:transform="rotate (-1.63066112013918) translate (15.3761557112829cm 8.30260869687895cm)" svg:viewBox="0 0 2169 5288" svg:d="m0 10c1422-165 2328 1689 2146 5278">
          <text:p/>
        </draw:path>
        <draw:frame draw:style-name="gr24" draw:text-style-name="P2" draw:layer="layout" svg:width="9.525cm" svg:height="1.253cm" svg:x="11.08cm" svg:y="10.683cm">
          <draw:text-box>
            <text:p><text:span text:style-name="T1">But it can't be negative! <text:s/>This is unsigned!</text:span></text:p>
          </draw:text-box>
        </draw:frame>
        <draw:line draw:style-name="gr13" draw:text-style-name="P1" draw:layer="layout" svg:x1="5.446cm" svg:y1="21.337cm" svg:x2="16.241cm" svg:y2="21.337cm">
          <text:p/>
        </draw:line>
        <draw:line draw:style-name="gr14" draw:text-style-name="P1" draw:layer="layout" svg:x1="5.446cm" svg:y1="17.527cm" svg:x2="16.241cm" svg:y2="17.527cm">
          <text:p/>
        </draw:line>
        <draw:line draw:style-name="gr27" draw:text-style-name="P1" draw:layer="layout" svg:x1="6.716cm" svg:y1="21.337cm" svg:x2="9.335cm" svg:y2="16.875cm">
          <text:p/>
        </draw:line>
        <draw:line draw:style-name="gr27" draw:text-style-name="P1" draw:layer="layout" svg:x1="9.414cm" svg:y1="20.685cm" svg:x2="11.24cm" svg:y2="17.51cm">
          <text:p/>
        </draw:line>
        <draw:line draw:style-name="gr27" draw:text-style-name="P1" draw:layer="layout" svg:x1="9.335cm" svg:y1="16.875cm" svg:x2="9.414cm" svg:y2="20.685cm">
          <text:p/>
        </draw:line>
        <draw:line draw:style-name="gr13" draw:text-style-name="P1" draw:layer="layout" svg:x1="6.081cm" svg:y1="21.337cm" svg:x2="6.081cm" svg:y2="15.622cm">
          <text:p/>
        </draw:line>
        <draw:measure draw:style-name="gr29" draw:text-style-name="P4" draw:layer="layout" svg:x1="4.89cm" svg:y1="21.337cm" svg:x2="4.89cm" svg:y2="17.528cm">
          <text:p text:style-name="P4"><text:span text:style-name="T3">Max Timer</text:span></text:p>
        </draw:measure>
        <draw:line draw:style-name="gr14" draw:text-style-name="P1" draw:layer="layout" svg:x1="8.461cm" svg:y1="16.557cm" svg:x2="8.937cm" svg:y2="16.557cm">
          <text:p/>
        </draw:line>
        <draw:line draw:style-name="gr14" draw:text-style-name="P1" draw:layer="layout" svg:x1="9.017cm" svg:y1="20.288cm" svg:x2="10.922cm" svg:y2="20.288cm">
          <text:p/>
        </draw:line>
        <draw:line draw:style-name="gr14" draw:text-style-name="P1" draw:layer="layout" svg:x1="6.954cm" svg:y1="17.033cm" svg:x2="8.859cm" svg:y2="17.033cm">
          <text:p/>
        </draw:line>
        <draw:frame draw:style-name="gr25" draw:text-style-name="P2" draw:layer="layout" svg:width="4.446cm" svg:height="0.856cm" svg:x="2.508cm" svg:y="15.304cm">
          <draw:text-box>
            <text:p><text:span text:style-name="T1">Last threshold</text:span></text:p>
          </draw:text-box>
        </draw:frame>
        <draw:frame draw:style-name="gr25" draw:text-style-name="P2" draw:layer="layout" svg:width="5.954cm" svg:height="0.856cm" svg:x="7.588cm" svg:y="14.97cm">
          <draw:text-box>
            <text:p><text:span text:style-name="T1">Current threshold</text:span></text:p>
          </draw:text-box>
        </draw:frame>
        <draw:path draw:style-name="gr22" draw:text-style-name="P1" draw:layer="layout" svg:width="1.111cm" svg:height="2.046cm" draw:transform="rotate (-1.63066112013918) translate (6.93330895979635cm 16.1234686043065cm)" svg:viewBox="0 0 1112 2047" svg:d="m0 2047c591-751 1426-1437 991-2047">
          <text:p/>
        </draw:path>
        <draw:path draw:style-name="gr22" draw:text-style-name="P1" draw:layer="layout" svg:width="0.82cm" svg:height="0.427cm" draw:transform="rotate (-1.63066112013918) translate (9.334cm 15.684cm)" svg:viewBox="0 0 821 428" svg:d="m0 0c257 303 331 219 821 428">
          <text:p/>
        </draw:path>
        <draw:path draw:style-name="gr22" draw:text-style-name="P1" draw:layer="layout" svg:width="1.365cm" svg:height="4.181cm" draw:transform="rotate (-1.63066112013918) translate (13.1477218912637cm 17.1155234291989cm)" svg:viewBox="0 0 1366 4182" svg:d="m1366 0c-278 2005-2357 1811-782 4182">
          <text:p/>
        </draw:path>
        <draw:path draw:style-name="gr22" draw:text-style-name="P1" draw:layer="layout" svg:width="0.87cm" svg:height="2.986cm" draw:transform="rotate (-1.63066112013918) translate (14.1058431441813cm 19.7495300263185cm)" svg:viewBox="0 0 871 2987" svg:d="m0 9c1422-165 661 2027 718 2978">
          <text:p/>
        </draw:path>
        <draw:frame draw:style-name="gr24" draw:text-style-name="P2" draw:layer="layout" svg:width="7.144cm" svg:height="2.197cm" svg:x="12.986cm" svg:y="17.625cm">
          <draw:text-box>
            <text:p><text:span text:style-name="T1">Now the thresholds can be compared in the unsigned space. <text:s/>The module operates as if rollover never occurred.</text:span></text:p>
          </draw:text-box>
        </draw:frame>
        <draw:line draw:style-name="gr14" draw:text-style-name="P1" draw:layer="layout" svg:x1="6.716cm" svg:y1="20.843cm" svg:x2="8.621cm" svg:y2="20.843cm">
          <text:p/>
        </draw:line>
        <draw:path draw:style-name="gr22" draw:text-style-name="P1" draw:layer="layout" svg:width="1.494cm" svg:height="5.331cm" draw:transform="rotate (-1.63066112013918) translate (14.1114120237185cm 19.7498638049677cm)" svg:viewBox="0 0 1495 5332" svg:d="m0 14c1422-165 921 1058 1495 5318">
          <text:p/>
        </draw:path>
        <draw:line draw:style-name="gr14" draw:text-style-name="P1" draw:layer="layout" svg:x1="5.446cm" svg:y1="16.856cm" svg:x2="16.241cm" svg:y2="16.856cm">
          <text:p/>
        </draw:line>
        <draw:measure draw:style-name="gr30" draw:text-style-name="P4" draw:layer="layout" svg:x1="3.699cm" svg:y1="17.51cm" svg:x2="3.699cm" svg:y2="16.856cm">
          <text:p text:style-name="P4"><text:span text:style-name="T3">Max Interval</text:span></text:p>
        </draw:measure>
      </draw:page>
      <draw:page draw:name="page5" draw:style-name="dp1" draw:master-page-name="Default">
        <draw:circle draw:style-name="gr31" draw:text-style-name="P1" draw:layer="layout" svg:width="3.81cm" svg:height="3.81cm" svg:x="2.277cm" svg:y="3.516cm">
          <text:p text:style-name="P1"><text:span text:style-name="T5">Waiting</text:span></text:p>
          <text:p text:style-name="P1"><text:span text:style-name="T6"/></text:p>
          <text:p text:style-name="P1"><text:span text:style-name="T6"/></text:p>
        </draw:circle>
        <draw:circle draw:style-name="gr31" draw:text-style-name="P6" draw:layer="layout" svg:width="3.81cm" svg:height="3.81cm" svg:x="7.993cm" svg:y="3.536cm">
          <text:p text:style-name="P1"><text:span text:style-name="T7">Pending</text:span></text:p>
          <text:p text:style-name="P1"><text:span text:style-name="T5">(needs service)</text:span></text:p>
          <text:p text:style-name="P1"><text:span text:style-name="T5"/></text:p>
          <text:p text:style-name="P1"><text:span text:style-name="T5"/></text:p>
        </draw:circle>
        <draw:circle draw:style-name="gr31" draw:text-style-name="P6" draw:layer="layout" svg:width="3.81cm" svg:height="3.81cm" svg:x="5.137cm" svg:y="8.376cm">
          <text:p text:style-name="P1"><text:span text:style-name="T5">Unserviced!</text:span></text:p>
          <text:p text:style-name="P1"><text:span text:style-name="T5"/></text:p>
        </draw:circle>
        <draw:path draw:style-name="gr32" draw:text-style-name="P1" draw:layer="layout" svg:width="1.598cm" svg:height="0.959cm" draw:transform="skewX (-0.579972910437606) rotate (0.387114028092269) translate (5.78339480644458cm 4.39423871735527cm)" svg:viewBox="0 0 1599 960" svg:d="m0 16c837-106 1624 331 1598 944">
          <text:p/>
        </draw:path>
        <draw:path draw:style-name="gr32" draw:text-style-name="P1" draw:layer="layout" svg:width="2.55cm" svg:height="1.193cm" draw:transform="skewX (-0.579972910437606) rotate (0.387114028092269) translate (7.38586243796428cm 8.32300875991218cm)" svg:viewBox="0 0 2551 1194" svg:d="m2551 0c-360 385-1765 1234-2551 1192">
          <text:p/>
        </draw:path>
        <draw:path draw:style-name="gr32" draw:text-style-name="P1" draw:layer="layout" svg:width="0.923cm" svg:height="1.986cm" draw:transform="skewX (-0.579972910437606) rotate (0.387114028092269) translate (3.61231239695932cm 7.66285125689558cm)" svg:viewBox="0 0 924 1987" svg:d="m20 1987c-98-346 155-1235 904-1987">
          <text:p/>
        </draw:path>
        <draw:frame draw:style-name="gr33" draw:text-style-name="P2" draw:layer="layout" svg:width="2.575cm" svg:height="1.249cm" svg:x="5.885cm" svg:y="2.756cm">
          <draw:text-box>
            <text:p><text:span text:style-name="T1">Threshold</text:span></text:p>
            <text:p><text:span text:style-name="T1">reached</text:span></text:p>
          </draw:text-box>
        </draw:frame>
        <draw:frame draw:style-name="gr33" draw:text-style-name="P2" draw:layer="layout" svg:width="2.422cm" svg:height="0.775cm" svg:x="2.745cm" svg:y="8.216cm">
          <draw:text-box>
            <text:p><text:span text:style-name="T1">Serviced</text:span></text:p>
          </draw:text-box>
        </draw:frame>
        <draw:frame draw:style-name="gr33" draw:text-style-name="P2" draw:layer="layout" svg:width="2.422cm" svg:height="0.775cm" svg:x="6.055cm" svg:y="6.83cm">
          <draw:text-box>
            <text:p><text:span text:style-name="T1">Serviced</text:span></text:p>
          </draw:text-box>
        </draw:frame>
        <draw:path draw:style-name="gr32" draw:text-style-name="P1" draw:layer="layout" svg:width="1.639cm" svg:height="1.032cm" draw:transform="skewX (-0.579972910437606) rotate (0.387114028092269) translate (5.8033857445324cm 6.41815014961273cm)" svg:viewBox="0 0 1640 1033" svg:d="m1640 996c-762 161-1872-216-1597-996">
          <text:p/>
        </draw:path>
        <draw:frame draw:style-name="gr33" draw:text-style-name="P2" draw:layer="layout" svg:width="2.575cm" svg:height="1.249cm" svg:x="9.613cm" svg:y="7.952cm">
          <draw:text-box>
            <text:p><text:span text:style-name="T1">Threshold</text:span></text:p>
            <text:p><text:span text:style-name="T1">reach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shall Taylor</meta:initial-creator>
    <meta:creation-date>2015-10-07T10:39:10.91</meta:creation-date>
    <dc:date>2015-10-07T22:40:07.75</dc:date>
    <dc:creator>Marshall Taylor</dc:creator>
    <meta:editing-duration>PT9H42M53S</meta:editing-duration>
    <meta:editing-cycles>6</meta:editing-cycles>
    <meta:generator>OpenOffice.org/3.3$Win32 OpenOffice.org_project/330m20$Build-9567</meta:generator>
    <meta:document-statistic meta:object-count="142"/>
  </office:meta>
</office:document-meta>
</file>